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00000010111B5AC4B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svg:stroke-width="0.102cm" draw:marker-start-width="0.352cm" draw:marker-end-width="0.352cm" draw:fill="solid" draw:fill-color="#e6e6e6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342cm" svg:height="5.075cm" svg:x="1.472cm" svg:y="0.101cm">
          <draw:image xlink:href="Pictures/10000000000001100000010111B5AC4B.jpg" xlink:type="simple" xlink:show="embed" xlink:actuate="onLoad">
            <text:p/>
          </draw:image>
        </draw:frame>
        <draw:custom-shape draw:style-name="gr2" draw:text-style-name="P1" draw:layer="layout" svg:width="4.593cm" svg:height="6.257cm" svg:x="4.221cm" svg:y="2.44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draw:layer="layout" svg:width="3.693cm" svg:height="4.693cm" svg:x="2.879cm" svg:y="1.9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ellipse draw:style-name="gr4" draw:text-style-name="P1" draw:id="id1" draw:layer="layout" svg:width="1.764cm" svg:height="1.531cm" svg:x="2.263cm" svg:y="6.957cm">
          <text:p/>
        </draw:ellipse>
        <draw:ellipse draw:style-name="gr4" draw:text-style-name="P1" draw:id="id2" draw:layer="layout" svg:width="1.764cm" svg:height="1.531cm" svg:x="0.765cm" svg:y="4.195cm">
          <text:p/>
        </draw:ellipse>
        <draw:line draw:style-name="gr5" draw:text-style-name="P1" draw:layer="layout" svg:x1="1.897cm" svg:y1="5.724cm" svg:x2="2.662cm" svg:y2="7.056cm">
          <text:p/>
        </draw:line>
        <draw:connector draw:style-name="gr5" draw:text-style-name="P1" draw:layer="layout" draw:type="curve" svg:x1="2.263cm" svg:y1="7.722cm" svg:x2="0.765cm" svg:y2="4.96cm" draw:start-shape="id1" draw:start-glue-point="3" draw:end-shape="id2" draw:end-glue-point="3">
          <text:p/>
        </draw:connector>
        <draw:ellipse draw:style-name="gr4" draw:text-style-name="P1" draw:layer="layout" svg:width="1.764cm" svg:height="1.531cm" svg:x="0.133cm" svg:y="1.517cm">
          <text:p/>
        </draw:ellipse>
        <draw:line draw:style-name="gr5" draw:text-style-name="P1" draw:layer="layout" svg:x1="1.149cm" svg:y1="3.045cm" svg:x2="1.381cm" svg:y2="4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814cm" fo:page-height="8.81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initial-creator>Fabrizio Pastore</meta:initial-creator>
    <meta:creation-date>2007-08-22T21:51:54</meta:creation-date>
    <dc:creator>Fabrizio Pastore</dc:creator>
    <dc:date>2007-08-22T22:13:51</dc:date>
    <dc:language>en-GB</dc:language>
    <meta:editing-cycles>2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